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E818E06D8406ED58.png" manifest:media-type="image/png"/>
  <manifest:file-entry manifest:full-path="Pictures/10000000000000080000000807FF306A468233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AuthN">
      <style:graphic-properties draw:textarea-horizontal-align="justify" draw:textarea-vertical-align="middle" draw:auto-grow-height="false" fo:min-height="3.814cm" fo:min-width="7.12cm"/>
    </style:style>
    <style:style style:name="gr2" style:family="graphic" style:parent-style-name="AuthN_20_2">
      <style:graphic-properties draw:textarea-horizontal-align="justify" draw:textarea-vertical-align="middle" draw:auto-grow-height="false" fo:min-height="2.132cm" fo:min-width="5.461cm"/>
    </style:style>
    <style:style style:name="gr3" style:family="graphic" style:parent-style-name="standard">
      <style:graphic-properties draw:stroke="dash" draw:stroke-dash="Fine_20_Dashed" svg:stroke-width="0.051cm" svg:stroke-color="#3465a4" draw:marker-start-width="0.356cm" draw:marker-end-width="0.356cm" draw:fill="hatch" draw:fill-color="#ffffff" draw:fill-hatch-name="Hatching_20_7" draw:fill-hatch-solid="true" draw:textarea-horizontal-align="justify" draw:textarea-vertical-align="middle" draw:auto-grow-height="false" fo:min-height="6.302cm" fo:min-width="8.465cm" fo:padding-top="0.151cm" fo:padding-bottom="0.151cm" fo:padding-left="0.276cm" fo:padding-right="0.276cm"/>
    </style:style>
    <style:style style:name="gr4" style:family="graphic" style:parent-style-name="AuthN">
      <style:graphic-properties draw:fill-hatch-solid="true" draw:fill-image-name="Bitmap_20_1" draw:textarea-horizontal-align="justify" draw:textarea-vertical-align="middle" draw:auto-grow-height="false" fo:min-height="1.27cm" fo:min-width="8.382cm"/>
    </style:style>
    <style:style style:name="gr5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AuthN_20__28_small_29_">
      <style:graphic-properties draw:fill-hatch-solid="true" draw:fill-image-name="Bitmap_20_2" draw:textarea-horizontal-align="justify" draw:textarea-vertical-align="middle" draw:auto-grow-height="false" fo:min-height="0.122cm" fo:min-width="1.588cm"/>
    </style:style>
    <style:style style:name="gr7" style:family="graphic" style:parent-style-name="standard">
      <style:graphic-properties draw:stroke="none" svg:stroke-color="#000000" draw:fill="none" draw:fill-color="#ffffff" fo:min-height="1.423cm"/>
    </style:style>
    <style:style style:name="gr8" style:family="graphic" style:parent-style-name="AuthN_20__28_small_29_">
      <style:graphic-properties draw:fill-hatch-solid="true" draw:fill-image-name="Bitmap_20_2" draw:textarea-horizontal-align="justify" draw:textarea-vertical-align="middle" draw:auto-grow-height="false" fo:min-height="0.372cm" fo:min-width="2.088cm"/>
    </style:style>
    <style:style style:name="gr9" style:family="graphic" style:parent-style-name="AuthN">
      <style:graphic-properties draw:textarea-horizontal-align="justify" draw:textarea-vertical-align="middle" draw:auto-grow-height="false" fo:min-height="1.27cm" fo:min-width="5.461cm"/>
    </style:style>
    <style:style style:name="gr10" style:family="graphic" style:parent-style-name="AuthN">
      <style:graphic-properties draw:textarea-horizontal-align="justify" draw:textarea-vertical-align="middle" draw:auto-grow-height="false" fo:min-height="1.27cm" fo:min-width="5.464cm"/>
    </style:style>
    <style:style style:name="gr11" style:family="graphic" style:parent-style-name="standard">
      <style:graphic-properties draw:stroke="dash" draw:stroke-dash="Fine_20_Dashed" svg:stroke-width="0.051cm" svg:stroke-color="#000000" draw:marker-start-width="0.356cm" draw:marker-end-width="0.356cm" draw:fill="none" draw:fill-color="#ffffff" draw:fill-hatch-solid="true" draw:textarea-horizontal-align="justify" draw:textarea-vertical-align="middle" draw:auto-grow-height="false" fo:min-height="4.242cm" fo:min-width="7.195cm" fo:padding-top="0.151cm" fo:padding-bottom="0.151cm" fo:padding-left="0.276cm" fo:padding-right="0.276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385cm" fo:min-width="0.135cm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AuthN">
      <style:graphic-properties draw:textarea-horizontal-align="justify" draw:textarea-vertical-align="middle" draw:auto-grow-height="false" fo:min-height="2.865cm" fo:min-width="8.199cm"/>
    </style:style>
    <style:style style:name="gr17" style:family="graphic" style:parent-style-name="standard">
      <style:graphic-properties draw:stroke="none" draw:fill="none" fo:min-height="1.459cm"/>
    </style:style>
    <style:style style:name="gr18" style:family="graphic" style:parent-style-name="AuthN_20_2">
      <style:graphic-properties svg:stroke-width="0.051cm" draw:marker-start-width="0.355cm" draw:marker-end-width="0.355cm" draw:textarea-horizontal-align="justify" draw:textarea-vertical-align="middle" draw:auto-grow-height="false" fo:min-height="0.839cm" fo:min-width="3.506cm" fo:padding-top="0.025cm" fo:padding-bottom="0.025cm" fo:padding-left="0.025cm" fo:padding-right="0.02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5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weight-asian="bold" style:font-weight-complex="bold"/>
    </style:style>
    <style:style style:name="P3" style:family="paragraph">
      <loext:graphic-properties draw:fill="hatch" draw:fill-color="#ffffff" draw:fill-hatch-name="Hatching_20_7" draw:fill-hatch-solid="true"/>
      <style:paragraph-properties fo:text-align="center"/>
    </style:style>
    <style:style style:name="P4" style:family="paragraph">
      <loext:graphic-properties draw:fill-hatch-solid="true" draw:fill-image-name="Bitmap_20_1"/>
      <style:paragraph-properties fo:text-align="center"/>
      <style:text-properties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hatch-solid="true" draw:fill-image-name="Bitmap_20_2"/>
      <style:paragraph-properties fo:text-align="center"/>
      <style:text-properties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 draw:fill-hatch-solid="true"/>
      <style:paragraph-properties fo:text-align="center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4.064cm" svg:x="13.7cm" svg:y="5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61cm" svg:height="2.132cm" svg:x="14.86cm" svg:y="7.458cm">
          <text:p text:style-name="P1"><text:span text:style-name="T1">Provider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9.017cm" svg:height="6.604cm" svg:x="12.96cm" svg:y="12.8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8.382cm" svg:height="1.27cm" svg:x="13.341cm" svg:y="15.522cm">
          <text:p text:style-name="P1"><text:span text:style-name="T2">DaoAuthenticationProvid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7.527cm" svg:y1="14.353cm" svg:x2="17.527cm" svg:y2="15.496cm" svg:d="M17527 14353v1143" svg:viewBox="0 0 1 1144">
          <text:p/>
        </draw:connector>
        <draw:connector draw:style-name="gr5" draw:text-style-name="P5" draw:layer="layout" draw:type="line" svg:x1="17.527cm" svg:y1="16.954cm" svg:x2="17.527cm" svg:y2="18.097cm" svg:d="M17527 16954v1143" svg:viewBox="0 0 1 1144">
          <text:p/>
        </draw:connector>
        <draw:custom-shape draw:style-name="gr6" draw:text-style-name="P6" draw:layer="layout" svg:width="2.088cm" svg:height="0.372cm" svg:x="16.514cm" svg:y="13.27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16.514cm" svg:y="13.829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5.258cm" svg:height="1.673cm" svg:x="14.881cm" svg:y="10.951cm">
          <draw:text-box>
            <text:p text:style-name="P1"><text:span text:style-name="T1">Authentication</text:span><text:span text:style-name="T1"><text:line-break/></text:span><text:span text:style-name="T1">Providers</text:span></text:p>
          </draw:text-box>
        </draw:frame>
        <draw:custom-shape draw:style-name="gr8" draw:text-style-name="P6" draw:layer="layout" svg:width="2.088cm" svg:height="0.372cm" svg:x="16.514cm" svg:y="18.17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2.088cm" svg:height="0.372cm" svg:x="16.514cm" svg:y="18.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461cm" svg:height="1.27cm" svg:x="5.045cm" svg:y="14.309cm">
          <text:p text:style-name="P1"><text:span text:style-name="T1">UserDetailsServic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5.464cm" svg:height="1.27cm" svg:x="5.042cm" svg:y="16.112cm">
          <text:p text:style-name="P1"><text:span text:style-name="T1">PasswordEnco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7.747cm" svg:height="4.544cm" svg:x="3.307cm" svg:y="13.77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0.635cm" svg:height="0.635cm" svg:x="3.688cm" svg:y="14.68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draw:layer="layout" svg:width="0.635cm" svg:height="0.635cm" svg:x="3.688cm" svg:y="16.388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2.27cm" svg:y1="5.81cm" svg:x2="13.7cm" svg:y2="5.81cm">
          <text:p/>
        </draw:line>
        <draw:line draw:style-name="gr14" draw:text-style-name="P5" draw:layer="layout" svg:x1="13.7cm" svg:y1="9.89cm" svg:x2="2.27cm" svg:y2="9.89cm">
          <text:p/>
        </draw:line>
        <draw:line draw:style-name="gr15" draw:text-style-name="P5" draw:layer="layout" svg:x1="20.431cm" svg:y1="8.635cm" svg:x2="23.225cm" svg:y2="8.635cm">
          <text:p/>
        </draw:line>
        <draw:line draw:style-name="gr15" draw:text-style-name="P5" draw:layer="layout" svg:x1="23.175cm" svg:y1="8.62cm" svg:x2="23.175cm" svg:y2="16.24cm">
          <text:p/>
        </draw:line>
        <draw:line draw:style-name="gr14" draw:text-style-name="P5" draw:layer="layout" svg:x1="23.225cm" svg:y1="16.24cm" svg:x2="21.955cm" svg:y2="16.24cm">
          <text:p/>
        </draw:line>
        <draw:custom-shape draw:style-name="gr13" draw:text-style-name="P10" draw:layer="layout" svg:width="0.635cm" svg:height="0.635cm" svg:x="22.25cm" svg:y="11.288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12.811cm" svg:y1="16.113cm" svg:x2="11.033cm" svg:y2="16.113cm">
          <text:p/>
        </draw:line>
        <draw:custom-shape draw:style-name="gr16" draw:text-style-name="P1" draw:layer="layout" svg:width="8.509cm" svg:height="3.175cm" svg:x="4.017cm" svg:y="4.0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" draw:layer="layout" svg:width="7.112cm" svg:height="1.709cm" svg:x="4.781cm" svg:y="4.098cm">
          <draw:text-box>
            <text:p text:style-name="P1"><text:span text:style-name="T2">UsernamePassword</text:span><text:span text:style-name="T2"><text:line-break/></text:span><text:span text:style-name="T2">AuthenticationToken</text:span></text:p>
          </draw:text-box>
        </draw:frame>
        <draw:custom-shape draw:style-name="gr18" draw:text-style-name="P2" draw:layer="layout" svg:width="3.556cm" svg:height="0.889cm" svg:x="4.445cm" svg:y="6.094cm">
          <text:p text:style-name="P1"><text:span text:style-name="T1">Username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556cm" svg:height="0.889cm" svg:x="8.644cm" svg:y="6.094cm">
          <text:p text:style-name="P1"><text:span text:style-name="T1">Password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635cm" svg:height="0.635cm" svg:x="2.95cm" svg:y="4.68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8.509cm" svg:height="3.175cm" svg:x="4.016cm" svg:y="8.2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5" draw:layer="layout" svg:width="7.112cm" svg:height="1.709cm" svg:x="4.68cm" svg:y="8.3cm">
          <draw:text-box>
            <text:p text:style-name="P1"><text:span text:style-name="T2">UsernamePassword</text:span><text:span text:style-name="T2"><text:line-break/></text:span><text:span text:style-name="T2">AuthenticationToken</text:span></text:p>
          </draw:text-box>
        </draw:frame>
        <draw:custom-shape draw:style-name="gr18" draw:text-style-name="P2" draw:layer="layout" svg:width="3.556cm" svg:height="0.889cm" svg:x="4.344cm" svg:y="10.296cm">
          <text:p text:style-name="P1"><text:span text:style-name="T1">UserDetails</text:span></text:p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556cm" svg:height="0.889cm" svg:x="8.543cm" svg:y="10.296cm">
          <text:p text:style-name="P1"><text:span text:style-name="T1">Authoriti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0.635cm" svg:height="0.635cm" svg:x="2.988cm" svg:y="8.788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1" draw:layer="layout" svg:width="7.559cm" svg:height="0.962cm" svg:x="13.762cm" svg:y="6.207cm">
          <draw:text-box>
            <text:p><text:span text:style-name="T1">AuthenticationManag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Bold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hatch draw:name="Hatching_20_7" draw:display-name="Hatching 7" draw:style="single" draw:color="#85c0f9" draw:distance="0.508cm" draw:rotation="450"/>
    <draw:fill-image draw:name="Bitmap_20_1" draw:display-name="Bitmap 1" xlink:href="Pictures/10000000000000080000000807FF306A4682338B.png" xlink:type="simple" xlink:show="embed" xlink:actuate="onLoad"/>
    <draw:fill-image draw:name="Bitmap_20_2" draw:display-name="Bitmap 2" xlink:href="Pictures/100000000000000800000008E818E06D8406ED5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  <style:text-properties style:font-name="Liberation Serif" fo:font-family="'Liberation Serif'" style:font-style-name="Bold" style:font-family-generic="roman" style:font-pitch="variabl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_20_A" style:display-name="Misc A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AuthN_20__28_small_29_" style:display-name="AuthN (small)" style:family="graphic" style:parent-style-name="AuthN">
      <style:graphic-properties draw:shadow="hidden"/>
    </style:style>
    <style:style style:name="AuthZ_20__28_small_29_" style:display-name="AuthZ (small)" style:family="graphic" style:parent-style-name="AuthZ">
      <style:graphic-properties draw:shadow="hidden"/>
    </style:style>
    <style:style style:name="Misc_20_A_20__28_small_29_" style:display-name="Misc A (small)" style:family="graphic" style:parent-style-name="Misc_20_A">
      <style:graphic-properties draw:shadow="hidden"/>
    </style:style>
    <style:style style:name="Misc_20_B_20__28_small_29_" style:display-name="Misc B (small)" style:family="graphic" style:parent-style-name="Misc_20_B">
      <style:graphic-properties draw:shadow="hidden"/>
    </style:style>
    <style:style style:name="Misc_20_C_20__28_small_29_" style:display-name="Misc C (small)" style:family="graphic" style:parent-style-name="Misc_20_C">
      <style:graphic-properties draw:shadow="hidden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1T19:40:16.224559011</meta:creation-date>
    <meta:editing-duration>PT26M12S</meta:editing-duration>
    <meta:editing-cycles>8</meta:editing-cycles>
    <meta:generator>LibreOffice/6.0.7.3$Linux_X86_64 LibreOffice_project/00m0$Build-3</meta:generator>
    <dc:date>2020-03-02T09:58:49.270529878</dc:date>
    <meta:document-statistic meta:object-count="34"/>
    <meta:template xlink:type="simple" xlink:actuate="onRequest" xlink:title="palette" xlink:href="../../../../../../../../../../../../../Templates/Spring/palette.otg" meta:date="2020-03-01T19:40:15.961866967"/>
  </office:meta>
</office:document-meta>
</file>